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0CEE02BF65B3538669D.png" manifest:media-type="image/png"/>
  <manifest:file-entry manifest:full-path="Pictures/10000000000000D2000000D0A5BEA07041E27E83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5.3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loext:opacity="100%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8ACF8904EB0A656A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5.365cm" svg:x="2.794cm" svg:y="4.064cm" presentation:class="title" presentation:user-transformed="true">
          <draw:text-box>
            <text:p text:style-name="P2"><text:span text:style-name="T2">PRÁCTICA:</text:span><text:span text:style-name="T3"> </text:span><text:span text:style-name="T3"><text:line-break/></text:span><text:span text:style-name="T3">Diseño 2D e Inkscape</text:span></text:p>
          </draw:text-box>
        </draw:frame>
        <draw:frame draw:style-name="gr2" draw:text-style-name="P1" draw:layer="layout" svg:width="3.517cm" svg:height="3.483cm" svg:x="8.416cm" svg:y="9.979cm">
          <draw:image xlink:href="Pictures/10000000000000D2000000D0A5BEA07041E27E83.png" xlink:type="simple" xlink:show="embed" xlink:actuate="onLoad" draw:mime-type="image/png">
            <text:p/>
          </draw:image>
        </draw:frame>
        <draw:frame draw:style-name="gr2" draw:text-style-name="P1" draw:layer="layout" svg:width="6.101cm" svg:height="2.44cm" svg:x="12.695cm" svg:y="10.414cm">
          <draw:image xlink:href="Pictures/1000000000000203000000CEE02BF65B353866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09-20T11:16:26.685283510</dc:date>
    <meta:editing-duration>P7DT21H26M22S</meta:editing-duration>
    <meta:editing-cycles>504</meta:editing-cycles>
    <meta:generator>LibreOffice/7.3.5.2$Linux_X86_64 LibreOffice_project/30$Build-2</meta:generator>
    <meta:print-date>2017-10-04T10:42:29.653181544</meta:print-date>
    <meta:document-statistic meta:object-count="29"/>
  </office:meta>
</office:document-meta>
</file>